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Arial" style:font-name-complex="Arial" fo:color="#111111" fo:font-size="10.5pt" style:font-size-asian="10.5pt" style:font-size-complex="10.5pt" fo:background-color="#FFFFFF"/>
    </style:style>
    <style:style style:name="T3" style:parent-style-name="Fuentedepárrafopredeter." style:family="text">
      <style:text-properties style:font-name="Arial" style:font-name-complex="Arial" fo:color="#111111" fo:font-size="10.5pt" style:font-size-asian="10.5pt" style:font-size-complex="10.5pt" fo:background-color="#FFFFFF"/>
    </style:style>
    <style:style style:name="T4" style:parent-style-name="Fuentedepárrafopredeter." style:family="text">
      <style:text-properties style:font-name="Arial" style:font-name-complex="Arial" fo:color="#111111" fo:font-size="10.5pt" style:font-size-asian="10.5pt" style:font-size-complex="10.5pt" fo:background-color="#FFFFFF"/>
    </style:style>
    <style:style style:name="T5" style:parent-style-name="Fuentedepárrafopredeter." style:family="text">
      <style:text-properties style:font-name="Arial" style:font-name-complex="Arial" fo:color="#111111" fo:font-size="10.5pt" style:font-size-asian="10.5pt" style:font-size-complex="10.5pt" fo:background-color="#FFFFFF"/>
    </style:style>
    <style:style style:name="T6" style:parent-style-name="Fuentedepárrafopredeter." style:family="text">
      <style:text-properties text:display="none"/>
    </style:style>
    <style:style style:name="T7" style:parent-style-name="Fuentedepárrafopredeter." style:family="text">
      <style:text-properties text:display="none"/>
    </style:style>
    <style:style style:name="T8" style:parent-style-name="Fuentedepárrafopredeter." style:family="text">
      <style:text-properties text:display="none"/>
    </style:style>
    <style:style style:name="T9" style:parent-style-name="Fuentedepárrafopredeter." style:family="text">
      <style:text-properties text:display="none"/>
    </style:style>
    <style:style style:name="T10" style:parent-style-name="Fuentedepárrafopredeter." style:family="text">
      <style:text-properties text:display="none"/>
    </style:style>
    <style:style style:name="T11" style:parent-style-name="Fuentedepárrafopredeter." style:family="text">
      <style:text-properties text:display="none"/>
    </style:style>
    <style:style style:name="T12" style:parent-style-name="Fuentedepárrafopredeter." style:family="text">
      <style:text-properties text:display="none"/>
    </style:style>
    <style:style style:name="T13" style:parent-style-name="Fuentedepárrafopredeter." style:family="text">
      <style:text-properties text:display="none"/>
    </style:style>
    <style:style style:name="T14" style:parent-style-name="Fuentedepárrafopredeter." style:family="text">
      <style:text-properties text:display="none"/>
    </style:style>
    <style:style style:name="T15" style:parent-style-name="Fuentedepárrafopredeter." style:family="text">
      <style:text-properties text:display="none"/>
    </style:style>
    <style:style style:name="T16" style:parent-style-name="Fuentedepárrafopredeter." style:family="text">
      <style:text-properties text:display="none"/>
    </style:style>
    <style:style style:name="T17" style:parent-style-name="Fuentedepárrafopredeter." style:family="text">
      <style:text-properties text:display="none"/>
    </style:style>
    <style:style style:name="T18" style:parent-style-name="Fuentedepárrafopredeter." style:family="text">
      <style:text-properties text:display="none"/>
    </style:style>
    <style:style style:name="T19" style:parent-style-name="Fuentedepárrafopredeter." style:family="text">
      <style:text-properties text:display="none"/>
    </style:style>
    <style:style style:name="T20" style:parent-style-name="Fuentedepárrafopredeter." style:family="text">
      <style:text-properties text:display="none"/>
    </style:style>
    <style:style style:name="T21" style:parent-style-name="Fuentedepárrafopredeter." style:family="text">
      <style:text-properties text:display="none"/>
    </style:style>
    <style:style style:name="T22" style:parent-style-name="Fuentedepárrafopredeter." style:family="text">
      <style:text-properties text:display="none"/>
    </style:style>
    <style:style style:name="T23" style:parent-style-name="Fuentedepárrafopredeter." style:family="text">
      <style:text-properties text:display="none"/>
    </style:style>
    <style:style style:name="T24" style:parent-style-name="Fuentedepárrafopredeter." style:family="text">
      <style:text-properties text:display="none"/>
    </style:style>
    <style:style style:name="T25" style:parent-style-name="Fuentedepárrafopredeter." style:family="text">
      <style:text-properties text:display="none"/>
    </style:style>
    <style:style style:name="T26" style:parent-style-name="Fuentedepárrafopredeter." style:family="text">
      <style:text-properties text:display="none"/>
    </style:style>
    <style:style style:name="T27" style:parent-style-name="Fuentedepárrafopredeter." style:family="text">
      <style:text-properties text:display="none"/>
    </style:style>
    <style:style style:name="T28" style:parent-style-name="Fuentedepárrafopredeter." style:family="text">
      <style:text-properties text:display="none"/>
    </style:style>
    <style:style style:name="T29" style:parent-style-name="Fuentedepárrafopredeter." style:family="text">
      <style:text-properties text:display="none"/>
    </style:style>
    <style:style style:name="T30" style:parent-style-name="Fuentedepárrafopredeter." style:family="text">
      <style:text-properties text:display="none"/>
    </style:style>
    <style:style style:name="T31" style:parent-style-name="Fuentedepárrafopredeter." style:family="text">
      <style:text-properties text:display="none"/>
    </style:style>
    <style:style style:name="T32" style:parent-style-name="Fuentedepárrafopredeter." style:family="text">
      <style:text-properties text:display="none"/>
    </style:style>
    <style:style style:name="T33" style:parent-style-name="Fuentedepárrafopredeter." style:family="text">
      <style:text-properties text:display="none"/>
    </style:style>
    <style:style style:name="T34" style:parent-style-name="Fuentedepárrafopredeter." style:family="text">
      <style:text-properties text:display="none"/>
    </style:style>
    <style:style style:name="T35" style:parent-style-name="Fuentedepárrafopredeter." style:family="text">
      <style:text-properties text:display="none"/>
    </style:style>
    <style:style style:name="T36" style:parent-style-name="Fuentedepárrafopredeter." style:family="text">
      <style:text-properties text:display="none"/>
    </style:style>
    <style:style style:name="T37" style:parent-style-name="Fuentedepárrafopredeter." style:family="text">
      <style:text-properties text:display="none"/>
    </style:style>
    <style:style style:name="T38" style:parent-style-name="Fuentedepárrafopredeter." style:family="text">
      <style:text-properties text:display="none"/>
    </style:style>
    <style:style style:name="T39" style:parent-style-name="Fuentedepárrafopredeter." style:family="text">
      <style:text-properties text:display="none"/>
    </style:style>
    <style:style style:name="T40" style:parent-style-name="Fuentedepárrafopredeter." style:family="text">
      <style:text-properties text:display="none"/>
    </style:style>
    <style:style style:name="T41" style:parent-style-name="Fuentedepárrafopredeter." style:family="text">
      <style:text-properties text:display="none"/>
    </style:style>
    <style:style style:name="T42" style:parent-style-name="Fuentedepárrafopredeter." style:family="text">
      <style:text-properties text:display="none"/>
    </style:style>
    <style:style style:name="T43" style:parent-style-name="Fuentedepárrafopredeter." style:family="text">
      <style:text-properties text:display="none"/>
    </style:style>
    <style:style style:name="T44" style:parent-style-name="Fuentedepárrafopredeter." style:family="text">
      <style:text-properties text:display="none"/>
    </style:style>
    <style:style style:name="T45" style:parent-style-name="Fuentedepárrafopredeter." style:family="text">
      <style:text-properties text:display="none"/>
    </style:style>
    <style:style style:name="T46" style:parent-style-name="Fuentedepárrafopredeter." style:family="text">
      <style:text-properties text:display="none"/>
    </style:style>
    <style:style style:name="T47" style:parent-style-name="Fuentedepárrafopredeter." style:family="text">
      <style:text-properties text:display="none"/>
    </style:style>
    <style:style style:name="T48" style:parent-style-name="Fuentedepárrafopredeter." style:family="text">
      <style:text-properties text:display="none"/>
    </style:style>
    <style:style style:name="T49" style:parent-style-name="Fuentedepárrafopredeter." style:family="text">
      <style:text-properties text:display="none"/>
    </style:style>
    <style:style style:name="T50" style:parent-style-name="Fuentedepárrafopredeter." style:family="text">
      <style:text-properties text:display="none"/>
    </style:style>
    <style:style style:name="T51" style:parent-style-name="Fuentedepárrafopredeter." style:family="text">
      <style:text-properties text:display="none"/>
    </style:style>
    <style:style style:name="T52" style:parent-style-name="Fuentedepárrafopredeter." style:family="text">
      <style:text-properties text:display="none"/>
    </style:style>
    <style:style style:name="T53" style:parent-style-name="Fuentedepárrafopredeter." style:family="text">
      <style:text-properties text:display="none"/>
    </style:style>
    <style:style style:name="T54" style:parent-style-name="Fuentedepárrafopredeter." style:family="text">
      <style:text-properties text:display="none"/>
    </style:style>
    <style:style style:name="T55" style:parent-style-name="Fuentedepárrafopredeter." style:family="text">
      <style:text-properties text:display="none"/>
    </style:style>
    <style:style style:name="T56" style:parent-style-name="Fuentedepárrafopredeter." style:family="text">
      <style:text-properties text:display="none"/>
    </style:style>
    <style:style style:name="T57" style:parent-style-name="Fuentedepárrafopredeter." style:family="text">
      <style:text-properties text:display="none"/>
    </style:style>
    <style:style style:name="T58" style:parent-style-name="Fuentedepárrafopredeter." style:family="text">
      <style:text-properties text:display="none"/>
    </style:style>
    <style:style style:name="T59" style:parent-style-name="Fuentedepárrafopredeter." style:family="text">
      <style:text-properties text:display="none"/>
    </style:style>
    <style:style style:name="T60" style:parent-style-name="Fuentedepárrafopredeter." style:family="text">
      <style:text-properties text:display="none"/>
    </style:style>
    <style:style style:name="T61" style:parent-style-name="Fuentedepárrafopredeter." style:family="text">
      <style:text-properties text:display="none"/>
    </style:style>
    <style:style style:name="T62" style:parent-style-name="Fuentedepárrafopredeter." style:family="text">
      <style:text-properties text:display="none"/>
    </style:style>
    <style:style style:name="T63" style:parent-style-name="Fuentedepárrafopredeter." style:family="text">
      <style:text-properties text:display="none"/>
    </style:style>
    <style:style style:name="T64" style:parent-style-name="Fuentedepárrafopredeter." style:family="text">
      <style:text-properties text:display="none"/>
    </style:style>
    <style:style style:name="T65" style:parent-style-name="Fuentedepárrafopredeter." style:family="text">
      <style:text-properties text:display="none"/>
    </style:style>
    <style:style style:name="T66" style:parent-style-name="Fuentedepárrafopredeter." style:family="text">
      <style:text-properties text:display="none"/>
    </style:style>
    <style:style style:name="T67" style:parent-style-name="Fuentedepárrafopredeter." style:family="text">
      <style:text-properties text:display="none"/>
    </style:style>
    <style:style style:name="T68" style:parent-style-name="Fuentedepárrafopredeter." style:family="text">
      <style:text-properties text:display="none"/>
    </style:style>
    <style:style style:name="T69" style:parent-style-name="Fuentedepárrafopredeter." style:family="text">
      <style:text-properties text:display="none"/>
    </style:style>
    <style:style style:name="T70" style:parent-style-name="Fuentedepárrafopredeter." style:family="text">
      <style:text-properties text:display="none"/>
    </style:style>
    <style:style style:name="T71" style:parent-style-name="Fuentedepárrafopredeter." style:family="text">
      <style:text-properties text:display="none"/>
    </style:style>
    <style:style style:name="T72" style:parent-style-name="Fuentedepárrafopredeter." style:family="text">
      <style:text-properties text:display="none"/>
    </style:style>
    <style:style style:name="T73" style:parent-style-name="Fuentedepárrafopredeter." style:family="text">
      <style:text-properties text:display="none"/>
    </style:style>
    <style:style style:name="T74" style:parent-style-name="Fuentedepárrafopredeter." style:family="text">
      <style:text-properties text:display="none"/>
    </style:style>
    <style:style style:name="T75" style:parent-style-name="Fuentedepárrafopredeter." style:family="text">
      <style:text-properties text:display="none"/>
    </style:style>
    <style:style style:name="T76" style:parent-style-name="Fuentedepárrafopredeter." style:family="text">
      <style:text-properties text:display="none"/>
    </style:style>
    <style:style style:name="T77" style:parent-style-name="Fuentedepárrafopredeter." style:family="text">
      <style:text-properties text:display="none"/>
    </style:style>
    <style:style style:name="T78" style:parent-style-name="Fuentedepárrafopredeter." style:family="text">
      <style:text-properties text:display="none"/>
    </style:style>
    <style:style style:name="T79" style:parent-style-name="Fuentedepárrafopredeter." style:family="text">
      <style:text-properties text:display="none"/>
    </style:style>
    <style:style style:name="T80" style:parent-style-name="Fuentedepárrafopredeter." style:family="text">
      <style:text-properties text:display="none"/>
    </style:style>
    <style:style style:name="T81" style:parent-style-name="Fuentedepárrafopredeter." style:family="text">
      <style:text-properties text:display="none"/>
    </style:style>
    <style:style style:name="T82" style:parent-style-name="Fuentedepárrafopredeter." style:family="text">
      <style:text-properties text:display="none"/>
    </style:style>
    <style:style style:name="T83" style:parent-style-name="Fuentedepárrafopredeter." style:family="text">
      <style:text-properties text:display="none"/>
    </style:style>
    <style:style style:name="T84" style:parent-style-name="Fuentedepárrafopredeter." style:family="text">
      <style:text-properties text:display="none"/>
    </style:style>
    <style:style style:name="T85" style:parent-style-name="Fuentedepárrafopredeter." style:family="text">
      <style:text-properties text:display="none"/>
    </style:style>
    <style:style style:name="T86" style:parent-style-name="Fuentedepárrafopredeter." style:family="text">
      <style:text-properties text:display="none"/>
    </style:style>
    <style:style style:name="T87" style:parent-style-name="Fuentedepárrafopredeter." style:family="text">
      <style:text-properties text:display="none"/>
    </style:style>
    <style:style style:name="T88" style:parent-style-name="Fuentedepárrafopredeter." style:family="text">
      <style:text-properties text:display="none"/>
    </style:style>
    <style:style style:name="T89" style:parent-style-name="Fuentedepárrafopredeter." style:family="text">
      <style:text-properties text:display="none"/>
    </style:style>
    <style:style style:name="T90" style:parent-style-name="Fuentedepárrafopredeter." style:family="text">
      <style:text-properties text:display="none"/>
    </style:style>
    <style:style style:name="T91" style:parent-style-name="Fuentedepárrafopredeter." style:family="text">
      <style:text-properties text:display="none"/>
    </style:style>
    <style:style style:name="T92" style:parent-style-name="Fuentedepárrafopredeter." style:family="text">
      <style:text-properties text:display="none"/>
    </style:style>
    <style:style style:name="T93" style:parent-style-name="Fuentedepárrafopredeter." style:family="text">
      <style:text-properties text:display="none"/>
    </style:style>
    <style:style style:name="T94" style:parent-style-name="Fuentedepárrafopredeter." style:family="text">
      <style:text-properties text:display="none"/>
    </style:style>
    <style:style style:name="T95" style:parent-style-name="Fuentedepárrafopredeter." style:family="text">
      <style:text-properties text:display="none"/>
    </style:style>
    <style:style style:name="T96" style:parent-style-name="Fuentedepárrafopredeter." style:family="text">
      <style:text-properties text:display="none"/>
    </style:style>
    <style:style style:name="T97" style:parent-style-name="Fuentedepárrafopredeter." style:family="text">
      <style:text-properties text:display="none"/>
    </style:style>
    <style:style style:name="T98" style:parent-style-name="Fuentedepárrafopredeter." style:family="text">
      <style:text-properties text:display="none"/>
    </style:style>
    <style:style style:name="T99" style:parent-style-name="Fuentedepárrafopredeter." style:family="text">
      <style:text-properties text:display="none"/>
    </style:style>
    <style:style style:name="T100" style:parent-style-name="Fuentedepárrafopredeter." style:family="text">
      <style:text-properties text:display="none"/>
    </style:style>
    <style:style style:name="T101" style:parent-style-name="Fuentedepárrafopredeter." style:family="text">
      <style:text-properties text:display="none"/>
    </style:style>
    <style:style style:name="T102" style:parent-style-name="Fuentedepárrafopredeter." style:family="text">
      <style:text-properties text:display="none"/>
    </style:style>
    <style:style style:name="T103" style:parent-style-name="Fuentedepárrafopredeter." style:family="text">
      <style:text-properties text:display="none"/>
    </style:style>
    <style:style style:name="T104" style:parent-style-name="Fuentedepárrafopredeter." style:family="text">
      <style:text-properties text:display="none"/>
    </style:style>
    <style:style style:name="T105" style:parent-style-name="Fuentedepárrafopredeter." style:family="text">
      <style:text-properties text:display="none"/>
    </style:style>
    <style:style style:name="T106" style:parent-style-name="Fuentedepárrafopredeter." style:family="text">
      <style:text-properties text:display="none"/>
    </style:style>
    <style:style style:name="T107" style:parent-style-name="Fuentedepárrafopredeter." style:family="text">
      <style:text-properties text:display="none"/>
    </style:style>
    <style:style style:name="T108" style:parent-style-name="Fuentedepárrafopredeter." style:family="text">
      <style:text-properties text:display="none"/>
    </style:style>
    <style:style style:name="T109" style:parent-style-name="Fuentedepárrafopredeter." style:family="text">
      <style:text-properties text:display="none"/>
    </style:style>
    <style:style style:name="T110" style:parent-style-name="Fuentedepárrafopredeter." style:family="text">
      <style:text-properties text:display="none"/>
    </style:style>
    <style:style style:name="T111" style:parent-style-name="Fuentedepárrafopredeter." style:family="text">
      <style:text-properties text:display="none"/>
    </style:style>
    <style:style style:name="T112" style:parent-style-name="Fuentedepárrafopredeter." style:family="text">
      <style:text-properties text:display="none"/>
    </style:style>
    <style:style style:name="T113" style:parent-style-name="Fuentedepárrafopredeter." style:family="text">
      <style:text-properties text:display="none"/>
    </style:style>
    <style:style style:name="T114" style:parent-style-name="Fuentedepárrafopredeter." style:family="text">
      <style:text-properties text:display="none"/>
    </style:style>
    <style:style style:name="T115" style:parent-style-name="Fuentedepárrafopredeter." style:family="text">
      <style:text-properties text:display="none"/>
    </style:style>
    <style:style style:name="T116" style:parent-style-name="Fuentedepárrafopredeter." style:family="text">
      <style:text-properties text:display="none"/>
    </style:style>
    <style:style style:name="T117" style:parent-style-name="Fuentedepárrafopredeter." style:family="text">
      <style:text-properties text:display="none"/>
    </style:style>
    <style:style style:name="T118" style:parent-style-name="Fuentedepárrafopredeter." style:family="text">
      <style:text-properties text:display="none"/>
    </style:style>
    <style:style style:name="T119" style:parent-style-name="Fuentedepárrafopredeter." style:family="text">
      <style:text-properties text:display="none"/>
    </style:style>
    <style:style style:name="T120" style:parent-style-name="Fuentedepárrafopredeter." style:family="text">
      <style:text-properties text:display="none"/>
    </style:style>
    <style:style style:name="T121" style:parent-style-name="Fuentedepárrafopredeter." style:family="text">
      <style:text-properties text:display="none"/>
    </style:style>
    <style:style style:name="T122" style:parent-style-name="Fuentedepárrafopredeter." style:family="text">
      <style:text-properties text:display="none"/>
    </style:style>
    <style:style style:name="T123" style:parent-style-name="Fuentedepárrafopredeter." style:family="text">
      <style:text-properties text:display="none"/>
    </style:style>
    <style:style style:name="T124" style:parent-style-name="Fuentedepárrafopredeter." style:family="text">
      <style:text-properties text:display="none"/>
    </style:style>
    <style:style style:name="T125" style:parent-style-name="Fuentedepárrafopredeter." style:family="text">
      <style:text-properties text:display="none"/>
    </style:style>
    <style:style style:name="T126" style:parent-style-name="Fuentedepárrafopredeter." style:family="text">
      <style:text-properties text:display="none"/>
    </style:style>
    <style:style style:name="T127" style:parent-style-name="Fuentedepárrafopredeter." style:family="text">
      <style:text-properties text:display="none"/>
    </style:style>
    <style:style style:name="T128" style:parent-style-name="Fuentedepárrafopredeter." style:family="text">
      <style:text-properties text:display="none"/>
    </style:style>
  </office:automatic-styles>
  <office:body>
    <office:text text:use-soft-page-breaks="true">
      <text:p text:style-name="P1">URBAN<text:s/>AIRSHIP Y ONESIGNAL</text:p>
      <text:p text:style-name="Normal">5. Fuentes de información (cursos gratuitos)</text:p>
      <text:p text:style-name="Normal">Aquí aparecerán los enlaces de tutoriales de como implementar esta tecnología utilizada.</text:p>
      <text:p text:style-name="Normal"><text:tab/>5.1 Cursos gratuitos sobre el tipo de tecnología en general<text:s/></text:p>
      <text:p text:style-name="Normal"><text:tab/>Aquí encontramos en este video una explicación de qué son las notificaciones push y<text:s/><text:tab/>para qué sirven.<text:tab/></text:p>
      <text:p text:style-name="Normal"><text:tab/><text:a xlink:href="https://www.youtube.com/watch?v=RCog2g4Tju4" office:target-frame-name="_top" xlink:show="replace"><text:span text:style-name="Hipervínculo">https://www.youtube.com/watch?v=RCog2g4Tju4</text:span></text:a><text:s/></text:p>
      <text:p text:style-name="Normal"><text:tab/><text:tab/>5.1.1 Videotutorial<text:s/>gratuito 1 sobre el<text:s/>tipo de tecnología en general</text:p>
      <text:p text:style-name="Normal"><text:tab/><text:tab/>Tutorial acerca de como implementar una notificación push en Android Studio<text:s/><text:tab/><text:tab/><text:tab/>paso a paso, ofreciendo información sobre enlaces en los cuales te indica como<text:s/><text:tab/><text:tab/>hacerlo. En nuestro trabajo Android studio será la herramienta que<text:s/><text:tab/><text:tab/><text:tab/><text:tab/>utilizaremos.</text:p>
      <text:p text:style-name="Normal"><text:tab/><text:tab/><text:a xlink:href="https://www.youtube.com/watch?v=CPk2vQEIc5c" office:target-frame-name="_top" xlink:show="replace"><text:span text:style-name="Hipervínculo">https://www.youtube.com/watch?v=CP</text:span><text:bookmark-start text:name="_Hlt509070268"/><text:bookmark-start text:name="_Hlt509070269"/><text:span text:style-name="Hipervínculo">k</text:span><text:bookmark-end text:name="_Hlt509070268"/><text:bookmark-end text:name="_Hlt509070269"/><text:span text:style-name="Hipervínculo">2vQEIc5c</text:span></text:a></text:p>
      <text:p text:style-name="Normal"><text:tab/><text:tab/>5.1.2 Manual sobre el tipo de tecnología en general (utilizando TwinPush)</text:p>
      <text:p text:style-name="Normal"><text:tab/><text:tab/>TwinPush es una plataforma desde la cual puedes crear notificaciones push<text:s/><text:tab/><text:tab/><text:tab/>para tu móvil.</text:p>
      <text:p text:style-name="Normal"><text:tab/><text:tab/><text:s/><text:a xlink:href="http://developers.twinpush.com/users/es" office:target-frame-name="_top" xlink:show="replace"><text:span text:style-name="Hipervínculo">http://developers.twinpush.com/users/es</text:span></text:a></text:p>
      <text:p text:style-name="Normal"><text:tab/><text:tab/>5.1.3 Tutorial gratuito 3<text:s/>sobre el<text:s/>tipo de tecnología en general(utilizando<text:s/>tu-<text:tab/><text:tab/><text:tab/>app.net<text:span text:style-name="T2">)</text:span></text:p>
      <text:p text:style-name="Normal"><text:span text:style-name="T3"><text:tab/></text:span><text:span text:style-name="T4"><text:tab/></text:span>Tu-app.net es otra plataforma desde la cual se pueden crear notificaciones<text:s/><text:tab/><text:tab/><text:tab/>push y el enlace siguiente es un tutorial que te ayuda a saber como crearlas.<text:span text:style-name="T5"><text:tab/></text:span></text:p>
      <text:p text:style-name="Normal"><text:tab/><text:tab/><text:a xlink:href="https://www.youtube.com/watch?v=RPW87drZ7kM" office:target-frame-name="_top" xlink:show="replace"><text:span text:style-name="Hipervínculo">https://www.youtube.com/watch?v=RPW87drZ7kM</text:span></text:a></text:p>
      <text:p text:style-name="Normal"/>
      <text:p text:style-name="Normal"/>
      <text:p text:style-name="Normal"><text:tab/><text:tab/></text:p>
      <text:p text:style-name="Normal"/>
      <text:p text:style-name="Normal"><text:span text:style-name="T6"><text:s/></text:span><text:span text:style-name="T7"><text:page-number style:num-format="1">1</text:page-number></text:span><text:span text:style-name="T8"><text:page-number style:num-format="1">1</text:page-number></text:span><text:span text:style-name="T9"><text:page-number style:num-format="1">1</text:page-number></text:span><text:span text:style-name="T10"><text:page-number style:num-format="1">1</text:page-number></text:span><text:span text:style-name="T11"><text:page-number style:num-format="1">1</text:page-number></text:span><text:span text:style-name="T12"><text:page-number style:num-format="1">1</text:page-number></text:span><text:span text:style-name="T13"><text:page-number style:num-format="1">1</text:page-number></text:span><text:span text:style-name="T14"><text:page-number style:num-format="1">1</text:page-number></text:span><text:span text:style-name="T15"><text:page-number style:num-format="1">1</text:page-number></text:span><text:span text:style-name="T16"><text:page-number style:num-format="1">1</text:page-number></text:span><text:span text:style-name="T17"><text:page-number style:num-format="1">1</text:page-number></text:span><text:span text:style-name="T18"><text:page-number style:num-format="1">1</text:page-number></text:span><text:span text:style-name="T19"><text:page-number style:num-format="1">1</text:page-number></text:span><text:span text:style-name="T20"><text:page-number style:num-format="1">1</text:page-number></text:span><text:span text:style-name="T21"><text:page-number style:num-format="1">1</text:page-number></text:span><text:span text:style-name="T22"><text:page-number style:num-format="1">1</text:page-number></text:span><text:span text:style-name="T23"><text:page-number style:num-format="1">1</text:page-number></text:span><text:span text:style-name="T24"><text:page-number style:num-format="1">1</text:page-number></text:span><text:span text:style-name="T25"><text:page-number style:num-format="1">1</text:page-number></text:span><text:span text:style-name="T26"><text:page-number style:num-format="1">1</text:page-number></text:span><text:span text:style-name="T27"><text:page-number style:num-format="1">1</text:page-number></text:span><text:span text:style-name="T28"><text:page-number style:num-format="1">1</text:page-number></text:span><text:span text:style-name="T29"><text:page-number style:num-format="1">1</text:page-number></text:span><text:span text:style-name="T30"><text:page-number style:num-format="1">1</text:page-number></text:span><text:span text:style-name="T31"><text:page-number style:num-format="1">1</text:page-number></text:span><text:span text:style-name="T32"><text:page-number style:num-format="1">1</text:page-number></text:span><text:span text:style-name="T33"><text:page-number style:num-format="1">1</text:page-number></text:span><text:span text:style-name="T34"><text:page-number style:num-format="1">1</text:page-number></text:span><text:span text:style-name="T35"><text:page-number style:num-format="1">1</text:page-number></text:span><text:span text:style-name="T36"><text:page-number style:num-format="1">1</text:page-number></text:span><text:span text:style-name="T37"><text:page-number style:num-format="1">1</text:page-number></text:span><text:span text:style-name="T38"><text:page-number style:num-format="1">1</text:page-number></text:span><text:span text:style-name="T39"><text:page-number style:num-format="1">1</text:page-number></text:span><text:span text:style-name="T40"><text:page-number style:num-format="1">1</text:page-number></text:span><text:span text:style-name="T41"><text:page-number style:num-format="1">1</text:page-number></text:span><text:span text:style-name="T42"><text:page-number style:num-format="1">1</text:page-number></text:span><text:span text:style-name="T43"><text:page-number style:num-format="1">1</text:page-number></text:span><text:span text:style-name="T44"><text:page-number style:num-format="1">1</text:page-number></text:span><text:span text:style-name="T45"><text:page-number style:num-format="1">1</text:page-number></text:span><text:span text:style-name="T46"><text:page-number style:num-format="1">1</text:page-number></text:span><text:span text:style-name="T47"><text:page-number style:num-format="1">1</text:page-number></text:span><text:span text:style-name="T48"><text:page-number style:num-format="1">1</text:page-number></text:span><text:span text:style-name="T49"><text:page-number style:num-format="1">1</text:page-number></text:span><text:span text:style-name="T50"><text:page-number style:num-format="1">1</text:page-number></text:span><text:span text:style-name="T51"><text:page-number style:num-format="1">1</text:page-number></text:span><text:span text:style-name="T52"><text:page-number style:num-format="1">1</text:page-number></text:span><text:span text:style-name="T53"><text:page-number style:num-format="1">1</text:page-number></text:span><text:span text:style-name="T54"><text:page-number style:num-format="1">1</text:page-number></text:span><text:span text:style-name="T55"><text:page-number style:num-format="1">1</text:page-number></text:span><text:span text:style-name="T56"><text:page-number style:num-format="1">1</text:page-number></text:span><text:span text:style-name="T57"><text:page-number style:num-format="1">1</text:page-number></text:span><text:span text:style-name="T58"><text:page-number style:num-format="1">1</text:page-number></text:span><text:span text:style-name="T59"><text:page-number style:num-format="1">1</text:page-number></text:span><text:span text:style-name="T60"><text:page-number style:num-format="1">1</text:page-number></text:span><text:span text:style-name="T61"><text:page-number style:num-format="1">1</text:page-number></text:span><text:span text:style-name="T62"><text:page-number style:num-format="1">1</text:page-number></text:span><text:span text:style-name="T63"><text:page-number style:num-format="1">1</text:page-number></text:span><text:span text:style-name="T64"><text:page-number style:num-format="1">1</text:page-number></text:span><text:span text:style-name="T65"><text:page-number style:num-format="1">1</text:page-number></text:span><text:span text:style-name="T66"><text:page-number style:num-format="1">1</text:page-number></text:span><text:span text:style-name="T67"><text:page-number style:num-format="1">1</text:page-number></text:span><text:span text:style-name="T68"><text:page-number style:num-format="1">1</text:page-number></text:span><text:span text:style-name="T69"><text:page-number style:num-format="1">1</text:page-number></text:span><text:span text:style-name="T70"><text:page-number style:num-format="1">1</text:page-number></text:span><text:span text:style-name="T71"><text:page-number style:num-format="1">1</text:page-number></text:span><text:span text:style-name="T72"><text:page-number style:num-format="1">1</text:page-number></text:span><text:span text:style-name="T73"><text:page-number style:num-format="1">1</text:page-number></text:span><text:span text:style-name="T74"><text:page-number style:num-format="1">1</text:page-number></text:span><text:span text:style-name="T75"><text:page-number style:num-format="1">1</text:page-number></text:span><text:span text:style-name="T76"><text:page-number style:num-format="1">1</text:page-number></text:span><text:span text:style-name="T77"><text:page-number style:num-format="1">1</text:page-number></text:span><text:span text:style-name="T78"><text:page-number style:num-format="1">1</text:page-number></text:span><text:span text:style-name="T79"><text:page-number style:num-format="1">1</text:page-number></text:span><text:span text:style-name="T80"><text:page-number style:num-format="1">1</text:page-number></text:span><text:span text:style-name="T81"><text:page-number style:num-format="1">1</text:page-number></text:span><text:span text:style-name="T82"><text:page-number style:num-format="1">1</text:page-number></text:span><text:span text:style-name="T83"><text:page-number style:num-format="1">1</text:page-number></text:span><text:span text:style-name="T84"><text:page-number style:num-format="1">1</text:page-number></text:span><text:span text:style-name="T85"><text:page-number style:num-format="1">1</text:page-number></text:span><text:span text:style-name="T86"><text:page-number style:num-format="1">1</text:page-number></text:span><text:span text:style-name="T87"><text:page-number style:num-format="1">1</text:page-number></text:span><text:span text:style-name="T88"><text:page-number style:num-format="1">1</text:page-number></text:span><text:span text:style-name="T89"><text:page-number style:num-format="1">1</text:page-number></text:span><text:span text:style-name="T90"><text:page-number style:num-format="1">1</text:page-number></text:span><text:span text:style-name="T91"><text:page-number style:num-format="1">1</text:page-number></text:span><text:span text:style-name="T92"><text:page-number style:num-format="1">1</text:page-number></text:span><text:span text:style-name="T93"><text:page-number style:num-format="1">1</text:page-number></text:span><text:span text:style-name="T94"><text:page-number style:num-format="1">1</text:page-number></text:span><text:span text:style-name="T95"><text:page-number style:num-format="1">1</text:page-number></text:span><text:span text:style-name="T96"><text:page-number style:num-format="1">1</text:page-number></text:span><text:span text:style-name="T97"><text:page-number style:num-format="1">1</text:page-number></text:span><text:span text:style-name="T98"><text:page-number style:num-format="1">1</text:page-number></text:span><text:span text:style-name="T99"><text:page-number style:num-format="1">1</text:page-number></text:span><text:span text:style-name="T100"><text:page-number style:num-format="1">1</text:page-number></text:span><text:span text:style-name="T101"><text:page-number style:num-format="1">1</text:page-number></text:span><text:span text:style-name="T102"><text:page-number style:num-format="1">1</text:page-number></text:span><text:span text:style-name="T103"><text:page-number style:num-format="1">1</text:page-number></text:span><text:span text:style-name="T104"><text:page-number style:num-format="1">1</text:page-number></text:span><text:span text:style-name="T105"><text:page-number style:num-format="1">1</text:page-number></text:span><text:span text:style-name="T106"><text:page-number style:num-format="1">1</text:page-number></text:span><text:span text:style-name="T107"><text:page-number style:num-format="1">1</text:page-number></text:span><text:span text:style-name="T108"><text:page-number style:num-format="1">1</text:page-number></text:span><text:span text:style-name="T109"><text:page-number style:num-format="1">1</text:page-number></text:span><text:span text:style-name="T110"><text:page-number style:num-format="1">1</text:page-number></text:span><text:span text:style-name="T111"><text:page-number style:num-format="1">1</text:page-number></text:span><text:span text:style-name="T112"><text:page-number style:num-format="1">1</text:page-number></text:span><text:span text:style-name="T113"><text:page-number style:num-format="1">1</text:page-number></text:span><text:span text:style-name="T114"><text:page-number style:num-format="1">1</text:page-number></text:span><text:span text:style-name="T115"><text:page-number style:num-format="1">1</text:page-number></text:span><text:span text:style-name="T116"><text:page-number style:num-format="1">1</text:page-number></text:span><text:span text:style-name="T117"><text:page-number style:num-format="1">1</text:page-number></text:span><text:span text:style-name="T118"><text:page-number style:num-format="1">1</text:page-number></text:span><text:span text:style-name="T119"><text:page-number style:num-format="1">1</text:page-number></text:span><text:span text:style-name="T120"><text:page-number style:num-format="1">1</text:page-number></text:span><text:span text:style-name="T121"><text:page-number style:num-format="1">1</text:page-number></text:span><text:span text:style-name="T122"><text:page-number style:num-format="1">1</text:page-number></text:span><text:span text:style-name="T123"><text:page-number style:num-format="1">1</text:page-number></text:span><text:span text:style-name="T124"><text:page-number style:num-format="1">1</text:page-number></text:span><text:span text:style-name="T125"><text:page-number style:num-format="1">1</text:page-number></text:span><text:span text:style-name="T126"><text:page-number style:num-format="1">1</text:page-number></text:span><text:span text:style-name="T127"><text:page-number style:num-format="1">1</text:page-number></text:span><text:span text:style-name="T128"><text:page-number style:num-format="1">1</text:page-number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808080" fo:background-color="#E6E6E6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olina Tenllado Montes</meta:initial-creator>
    <dc:creator>Carolina Tenllado Montes</dc:creator>
    <meta:creation-date>2018-03-17T15:27:00Z</meta:creation-date>
    <dc:date>2018-03-17T16:43:00Z</dc:date>
    <meta:template xlink:href="Normal" xlink:type="simple"/>
    <meta:editing-cycles>1</meta:editing-cycles>
    <meta:editing-duration>PT2700S</meta:editing-duration>
    <meta:document-statistic meta:page-count="1" meta:paragraph-count="3" meta:word-count="248" meta:character-count="1611" meta:row-count="11" meta:non-whitespace-character-count="1366"/>
  </office:meta>
</office:document-meta>
</file>